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color="#999999" loext:opacity="100%" fo:font-size="28pt" officeooo:rsid="001c2302" officeooo:paragraph-rsid="001c2302" style:font-size-asian="28pt" style:font-size-complex="28pt"/>
    </style:style>
    <style:style style:name="P2" style:family="paragraph" style:parent-style-name="Standard">
      <style:text-properties officeooo:rsid="001c2302" officeooo:paragraph-rsid="001c2302"/>
    </style:style>
    <style:style style:name="P3" style:family="paragraph" style:parent-style-name="Standard">
      <style:paragraph-properties fo:text-align="justify" style:justify-single-word="false"/>
      <style:text-properties officeooo:rsid="001c2302" officeooo:paragraph-rsid="001c2302"/>
    </style:style>
    <style:style style:name="P4" style:family="paragraph" style:parent-style-name="Standard">
      <style:paragraph-properties fo:text-align="justify" style:justify-single-word="false"/>
      <style:text-properties officeooo:rsid="001cdc00" officeooo:paragraph-rsid="001cdc00"/>
    </style:style>
    <style:style style:name="P5" style:family="paragraph" style:parent-style-name="Standard">
      <style:paragraph-properties fo:text-align="justify" style:justify-single-word="false"/>
      <style:text-properties officeooo:rsid="001cdc00" officeooo:paragraph-rsid="001cdc00"/>
    </style:style>
    <style:style style:name="P6" style:family="paragraph" style:parent-style-name="Standard">
      <style:paragraph-properties fo:text-align="justify" style:justify-single-word="false"/>
      <style:text-properties officeooo:rsid="001e3233" officeooo:paragraph-rsid="001e3233"/>
    </style:style>
    <style:style style:name="P7" style:family="paragraph" style:parent-style-name="Standard">
      <style:paragraph-properties fo:text-align="justify" style:justify-single-word="false"/>
      <style:text-properties officeooo:rsid="001f8395" officeooo:paragraph-rsid="001f8395"/>
    </style:style>
    <style:style style:name="P8" style:family="paragraph" style:parent-style-name="Standard">
      <style:paragraph-properties fo:text-align="justify" style:justify-single-word="false"/>
      <style:text-properties officeooo:rsid="001fd50d" officeooo:paragraph-rsid="001fd50d"/>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text-align="justify" style:justify-single-word="false"/>
      <style:text-properties officeooo:rsid="001cdc00" officeooo:paragraph-rsid="001cdc00"/>
    </style:style>
    <style:style style:name="P11" style:family="paragraph" style:parent-style-name="Text_20_body">
      <style:paragraph-properties fo:margin-left="0in" fo:margin-right="0in" fo:margin-top="0in" fo:margin-bottom="0.1252in" style:contextual-spacing="false" fo:text-align="justify" style:justify-single-word="false" fo:text-indent="0in" style:auto-text-indent="false"/>
    </style:style>
    <style:style style:name="P12" style:family="paragraph" style:parent-style-name="Text_20_body">
      <style:paragraph-properties fo:margin-left="0in" fo:margin-right="0in" fo:text-align="justify" style:justify-single-word="false" fo:text-indent="0in" style:auto-text-indent="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officeooo:rsid="001fd5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emories</text:span>: “</text:p>
      <text:p text:style-name="P3"/>
      <text:p text:style-name="P3">Hay cubanos y hay gusanos, para estos gusanos, todo es tan facil asi de simple como desde donde empieza, de pies a cabeza con solo mirarles, es una descripción entera de sus asquerosidades de vida, para quienes todo da risa, sus feas caras y sus feas barrigas, su espectaculo de vida de penetrado, payaso asqueroso. Es de esta manera como todo les hace gracia, porque no tienen otro remedio que alegar que su vida es buena. Memories es un redacto que comenzó forzadamente para describir mi experiencia con estos babosos. Que servirá para alentar al mundo a cosas mejores y desear dejar de ser como la mierda misma, para que al fin todos podamos gozar de los trabajos de todos, como la que bien podría ser una maxima asi expresada : ”no hay que desarrollar ningun aparato, hay que acabar con toda la mierda de estas porquerías para que efectivamente así gocemos de no experienciar lo más asqueroso con lo que todos deseamos no tenga <text:s/>nada que ver en nuestras vidas como pesadilla y como malestar. Un asqueroso lugar donde la autoridad se encarga de llevar todas las verguezas y que serían ellos mismos los ignorantes quienes, aumentaran el indice de porqueria, como pueda haber sido que ellos vinieron de la misma dirarrea de mierda. Nos causa gracia, una cosa no valedera, pero es así como es, ¿para que queremos nosotros infestar nuestras mentes con alguna clase de broma de un pipi, que llendo a la abstracción a dónde lleva la realidad, no es más que mireria y pena. Es que no nos debemos parecer al cual payaso egoísta más bien cobarde, que el gusano, ni es allegado de lo lejos a lectura, que con la pedesta ignorancia ningún problema le importa al maldito más que descansar. Son sin duda innumerables las cosas en las que no hay que perder el tiempo, de menciones de descaro, y como es un solo tema, de deshonrra y todo ese pericle. Es la suma en la historia de las historias la historia más triste y penosa y absurda. Llena de cosas que harían desaparecer todo el enclave a las pasiones por el descubrimiento crónico. Pero para los autores que somos usted y yo la unica meta, es la estados unidos y el desarrollo, ellos saben lo que nosotros queremos y ese algo es trabajar y dar las gracias en donde somos nada más como un pajarito que quiere arreglar su nido y su morada, dejando para despues las constumbres, y no dejando nada en lo posible, que quede por determinar. Nadie sabe a lo que se levanta esta roña, pero sí el que la ha sentido. Sin embargo la totalidad de individuos que trabajamos realmente sin chistosear y sabotear, todas las penas desaparecen en una sola recompensa que es aclaran nuestro mundo para llegar al destino triunfal, lleno de maravillas de inicio a fin, de los hombres y de los emprendedores, estamos hablando de la mente sagaz y bendecida, y no podrida. Aunque si se darán referencias de los tales casos de horrida cochinada y conchudez, estos escritos quieren cumplir las practicas de los autores de mejorar nuestro mundo, con el hayasgo del fuego y de la verdad, y mediante por el comienzo con una pregunta, dar claridad a de lo que constan nuestros desafíos. ¿Que es lo que en cualquier parte desearas jamáz experienciar o vivir? <text:s/>La respuesta es Colombia. ¿Como imaginamos nuestro mundo en 20 años? ¿como lo imaginamos en 100? Con la culminación del deber si no tenemos estorbo, y llegamos a la realización de la prosperidad y alegría final, sin duda, una pictura utopíca. Pero eso siempre lo hemos sabido. Lo que quieren ahondar estas sagradas páginas. Es la misma interrogante que abrio paso a la creación de este nuevo mérito, es tratar de no parecerce a las ratas, y quedarse en la basura, si no de dar paso a la aplicación de la ley. Y la ley es hermana de la guerra. ¿Como estaríamos si no hubiera nacido toda esa plaga de ante mano? Son dos metas claves las que tenemos que tener en claro a la hora de perseguir nuestros sueños. Pues que si actuamos en esta oportunidad de lucha como ratas, luego de una experiencia así seguirán viniendo las mismas, para que la razón luego hable diciendo que se tiene que acabar el país, porque es una absurda mierda. Es el mundo un inquilinato de canadieses pero el colombiano es una mierda loca, rara, y perniosa que la debemos excluir. Es un mantenido pero un mal mantenido, cerda manteca que solo vive para el vicio y las necesidades. Es algo con la caracteristica de muy costoso y nada conveniente de ningun modo. Su precio no se eleva a lo que ensucia, si no a la muerte de la idea de la perfección y la paz. Algo que a ellos claramente les parece altamente chistoso. Y es así como es. Donde todos podemos descansar en paz, pero ellos tendrán que anhelar el descanso y mientras tanto tomando y riendo. </text:p>
      <text:p text:style-name="P4"><text:soft-page-break/>Es bueno satisfacer la necesidad de saber de que se rie esa plasta y mole. Esta basura doble, por una parte fastidiosa y despues mas insoportable aun, es basura primero comiendo basura y despues golpeando a los que no comen basura. Cuando su unico mensaje de mierda es “conviertase en asesino”, los mismos dicen que todo va de maravilla con jactantes golpes de inestupeffacción y desorbite. Cada vez que encierran y amordazan a alguien y lo torturan, ellos en realidad se estan riendo de que pueden hacer esas cosas. Muchos critican la Isla Epstein pero no saben lo que pasa aca. Y todos estos mercantiles son en verdad unos fiesteros y en esas fiestas son adoctrinados y les regalan placeres ilicitos y su veneno sigue esparciendose por toda la tierra. Esas son demaciadas obras sucias por doquier. Pero el caso más propio del que extrañamente cabía mención no es absurdo. Y ese es el caso de un rebelde,. Lamentamos desde aca todo lo que ha ocurrido pero estos sapos de mierda merecen ese destino y a veces la vida se lo da a los pobres menos indicados para dichos procesos. Y eso es notablemente mayor dado en el bochinche que es colombiaxXx- <text:s/>-. </text:p>
      <text:p text:style-name="P4"/>
      <text:p text:style-name="P4"/>
      <text:p text:style-name="P10"/>
      <text:p text:style-name="P11">yo pienso que si los ricos han tratado mal a esta gente es buscando lo que en realidad debe convertirse en un control eficiente</text:p>
      <text:p text:style-name="P12"/>
      <text:p text:style-name="P11">Estoy cansado de estos maldito come boyo son un payaso y se rien de mi y no son capaces de responder que es lo gracioso, me quieren poseer y disfrutar de cualquier manera a lo cerdo, para la demostracion de que su vida es un miseria sin sentido,sin orden, y que no produce beneficio alguno. Viene a ser de verdad lo aborrecible.</text:p>
      <text:p text:style-name="P12"/>
      <text:p text:style-name="P11">Ovbiamente las palabras de este blog no buscan influir o menos crear o criar a alguien, como esta definido en el parrafo anterior, se presenta como una acción a deber si realmente buscamos corregir el progreso y no dejar al mundo caer.</text:p>
      <text:p text:style-name="P11">La ruina se ve clara e inmediatamente no solo en el entorno, sino en todo modo de vida que se alza solo para estorbar y pisar demostrando que son más para satisfacer sus ansias, sin enbargo nada les enmienda en absoluto y no pueden otra cosa que sentir celos de los demás. pero no hay "demás" solo estoy práctimante yo.</text:p>
      <text:p text:style-name="P12"/>
      <text:p text:style-name="P11">Siempre ha sido el objetivo de mi entidad lograr traer sencillez a la vida principalmente para reclamar tiempo y lograr vivir inteligentemente y además fuera de amenazas. Todo esto si no fuera por los peros que hay ya lo estuvieramos con toda seguridad aprovechando.</text:p>
      <text:p text:style-name="P12"/>
      <text:p text:style-name="P11">Lo que impulsa sobre todo el estilo de la creación de este blog, no será por supuesto, ignorar su escencia modo de vida y sentir, de estos comicos personajes cuando se lleva toda mi vida detrás de los insultos o injurias. Es más bien el cansancio de no poder librarme del azote de Dios. Cuando salen a reirse de los niños. Por supuesto, como decir en otras palabras, no se puede despreciar el hecho de <text:soft-page-break/>como deben reaccionar; me explico ¿como van a reaccionar una babasa de simplones incapaces cuando rascarse la nalga parece una cosa imposible y siendo la excelencia como es de dura e (impensable). Es impensable por que es ridicula. Por supuesto que ya también el vomito cansado de no conseguir lo que yo tengo que es la atención y la importancia, ellos no la tienen. Lo poseen quienes tengan la capacidad de alentar a los demás a tratar más duro y que de por sí señalan los caminos hacia la filosfia mejor adoptada la de "Las cosas cosas como deben ser". </text:p>
      <text:p text:style-name="P12"/>
      <text:p text:style-name="P11">Es decir de forma tácita: Estoy escribiendo porque tal vez todos quieran saber, quisa deba ser conocido pero estoy confundido. Aunque yo digo que nadie queria saber, pero vamos a responder todo, con las posteriores notas dentro de los argumentos, con informaciones noticiosas, hechos, e historia y demás. Pues que objetivo no hay otro, que mejorar la vida no la tecnologia para disfrutar la vida y la tecnología. Para seguir cumpliendo nuestra misión porque no estamos escribiendo nada. Y realizar nuestro destino, como hombres como campeones. </text:p>
      <text:p text:style-name="P12"/>
      <text:p text:style-name="P11">Y vamos a definitivamente convecer de que no hay divergencias y complejidades, y que el mundo sigue entrando fases en la escoridad. Sería bueno que no existiera el demonio ya que de existir parece que... que es toda esa piñatería. Para abordar temas sociales, al momento de hablar de religion se debe dejar a DIOS a parte para saber que la libertad es lo que no buscamos para quien se pee en todo sin embargo, si es lo que tratamos principalmente de colonizar.</text:p>
      <text:p text:style-name="P12"/>
      <text:p text:style-name="P11">Todo apunta a con una frase que ha sido por mi dicha: "cada quien pelea y defiende lo que ama" </text:p>
      <text:p text:style-name="P12"/>
      <text:p text:style-name="P11">Podría acaso haber alguien no indicado para estar aquí. Ofrecemos nuestro sentido por todas esas injusticias que se han vivido. Nuevamente ¿que tiene que ver Dios con traer al juego miles criaturas sin destino y por estupida locura? Pero gracias a Dios, que se defiende el. </text:p>
      <text:p text:style-name="P12"/>
      <text:p text:style-name="P11">A nosotros nos toca vivir mal, en la pesadilla de este mal ejemplo de gente abarrotada de males, con confusion y en la mediocridad, en lugar de estar provando ricos bocados, la vida te parecerá un interminable e infernoso páramo. </text:p>
      <text:p text:style-name="P12"/>
      <text:p text:style-name="P11">Es la tarea de castigar activamente y por recomendación mía rechazar y alejarse de todo lo malo. </text:p>
      <text:p text:style-name="P12"/>
      <text:p text:style-name="P11">Quisiera tocar directamente a Colombia para decir, hasta la malgastada mierda, se va a sentir importante, lo quiera parecer filosofo en momento ahora y no religioso, pero, no es de estrañar que la ignorancia victimice a esta lacra pastosa y perezosa. Pero en palabras filosoficas, cada quien construye <text:soft-page-break/>su casa y para mi lo más grato y lo más profesional hasta el momento ha sido verlos caer sin interferir de ninguna manera.</text:p>
      <text:p text:style-name="P12"/>
      <text:p text:style-name="P11">Acaso la gente esta dispuesta a imitarme, pues en ese caso, deberian de imitarme en cosas faciles, aprobadas y recomendables. Yo señalo directamente con mi experiencia que tengo claro en mi vida a que le tengo miedo, y tengo claro lo que me conviene y lo que busco.</text:p>
      <text:p text:style-name="P12"/>
      <text:p text:style-name="P11">Si yo anteriormente era luchador contra el hambre y se ha aparecido un enemigo llamado Colombia. Ahora puede ser visto de la misma manera. Que yo era filosofo observador. Pero ahora pongamos no a ignorar parte de la verdad. Se ha observado en muchas peliculas, peliculas que hay que averiguar cuales impulsos dieron origen, salen los "comemierda". En Colombia la isostenibilidad apunta la cabeza de todos hacia abajo y viven una pesadilla, debe haber algo fundamental que resolver. </text:p>
      <text:p text:style-name="P12"/>
      <text:p text:style-name="P11">Por eso es que no vale la pena hacer un mundo de cosas, que no son con sentido, para no lograr lo que solo al comienzo era la pretensión. Por eso es que no se debe simplemente esperar a que estas falsas e incomodas estructuras se rebienten, y hacerse el policia. Se deben tomar acciones, que en este caso no soprepasan lo filosofico, es solo que también nos trae para la vida practica la vital practicidad. </text:p>
      <text:p text:style-name="P12"/>
      <text:p text:style-name="P11">Yo que soy una suerte indefinible de arquitecto conozco muy bien lo que todo ser desea en terminos generales ayudemos pues a estos a desaparecer porque se me ha salido una fascinante e imposible frase: "Las roñan son tiradas a la terminación". y ahora con sus manotas quieren participar de lo que no les importa. Me atrevo a confesar, que hay tanto tantísisimo e interminable trabajo, que yo solo no me puedo o me debo encargar de todas esas cosas. Pero antes de haber dicho eso, puedo saber que todos tienen una idea de idealidad parecida, pero señalé que la fiera o la gallina es filosofica. y por eso nada funcionará por el empeño mucho que le pongan, aunque para desgracia esto va conviertiendo en bestia campesina y glotona con el sostenimiento en el tiempo. Me habría sentido pésimo de alentar este mal olor tan pronunciado pero estoy seguro que no se puede evitar lo feo de la vida. A parte que no va aquí (de hecho si por que busco ayuda para viajar, pero no soy bueno haciendo eso) yo como capitán innegable y de estima, les puedo causar seria pena y preocupación., es el calor de que hablan algunos. Totalmente inevitable. Ya yo en mis creencias con Dios, pienso que es un asunto relacionado con la sangre de Cristo y más enteramente con las fornicaciones, pero es un tema intratable. Básicamente por que no puedo olvidar a las mujeres y entender a Dios y "seguirlo" basicamente nadie se debe meter en mi vida, de momento no somos capaces, Pero no por eso, si no por que es absolutamente irrelevante a acciones, por que bien pudiera ser lo que yo conocí como la realidad de la tierra y los dinosaurios. </text:p>
      <text:p text:style-name="P12"/>
      <text:p text:style-name="P11">Hay es que, más allá de escoger con inteligencia, lo reprobo, también ser accionistas en la campaña de su desaparición. Y para ello, vamos a ver que la sociedad no existe, sin embargo, se creó, y que existe <text:soft-page-break/>en mayor o en menor medida como exista o no. Por ejemplo la sociedad de la veeduría estaría realmente activa solo sí varios elementos estuvieran activamente viendo, y también, que se tenga conciencia de que entre quienes se pactó y para ello se debe revisar para qué se pacto esa sociedad. </text:p>
      <text:p text:style-name="P12"/>
      <text:p text:style-name="P11">En estos términos pero lógico que en varios otros también abro paréntesis, Colombia es un cagadero de la risa.En principio se debe filosofar para ganar la corona de la isla triunfal, y ya también para evitar caer en naufragios. Pero el camino de esta calamidad se enloqueció por completo y ahora es el turno de no haber sido filosofos sino objeto de castigo. La invitación es la siguiente, no se puede poner a las mangas a decidir el destino de la humanidad, los seres humanos ya han batallado sangrientamente por los derechos y las cartas de civilización. Pero como ocurrió? La invitación es que usted discipline su mente en el camino de la reflexión hasta el punto de estar entrenado para saber por que los antepasados comunes de todos hemos peleado, pero me adelanto para decir, que ellos estaban cansados al punto de querer perder la vida, estaban cansadados de aguantar. Es como decir que existe la proclividad o la gravedad y que el paso del tiempo genera desgaste. Pero ¿ahora por cual camino iremos?¿podríamos apostar por esperar y no actuar, o terminariamos convertidos en holgazana mierda con el tiempo y la mente desgastada por las señalaciones del corazon? Existen corrientes esclavistas en el mundo, existen liberalistas, existen las convicciones de que no vale la pena hacer nada y que solo se es de gusano y de bufón y de payaso y de pene y de gusto, odiando los sueños rotos y la vida y el pasado, esto lo haría solamente un fracasado.</text:p>
      <text:p text:style-name="P11">La precensia de tales grupos, apestosa, hablo francamente la detesto en todo lugar, y es más importante para mi los filosofos que lleguen a actuar que los sapos que vengan a decir que todo es muy dificil y aburlarse de uno. Esto no sirve para cambiar o crear a nadie. Esto es simplemente una de las primeras manifestaciones de lo esta sucediendo. Vamos a responder para que al final me digan que todo es así y que no queremos saber nada del tema. Pero con la facilidad de que en cada punto de la verdad, se demuestre que yo necesito salir de este desierto asquero, pero más importante y trascendetal trasmito mi testimonio. Para invitar a ser parte activa en contra de todo lo que apesta nuestro bueno vivir. Los ricos afirman que deben controlar a una población desordenada que solo son sinonimos de interminables dolores de cabeza. El perdedor, ya esta con la idea de que morirá viviendo pero se dedicó a ser un bulto estorboso oloroso. Yo sin embargo siempre he creido que tanto los pobres como los ricos podemos vivir halagosamente, ya que así he vivido yo en solitario y la idea no es vivir afablemente solitario sino con compañeros. De forma que con sentido común y ingenio aprovechando un poco el entorno, he llevado mi vida a algo así- Podría como expresar válidamente diciendo: " He sido agradecido con las cosas y las he bien utilizado. sin embargo a pesar de ello mi vida ha sido una pesadilla por no poder estar solo sino acompañado de la peste" </text:p>
      <text:p text:style-name="P12"/>
      <text:p text:style-name="P11">Cuando yo me pongo en las zapatillas de las mujeres, me imagino que han sido muy advertidas de no ir a dañar su vida de la forma peor con el engendro más destestable y nocivo que pueda haber. Pero eso es para los que no tienen imaginación. La filosofía de la vida que debemos seguir es en efecto la de la comodidad y aunque no extravagancia, si potencialidad, pero, por el camino se transcurre en sacrificios que de ser ignorados llega a la vida por falta de virtud aquello tan temido.</text:p>
      <text:p text:style-name="P12"><text:soft-page-break/></text:p>
      <text:p text:style-name="P11">Para hacer sentir a traves de la imagen misma de la verdad la pena y la verguenza de todos los que han vivido así, sería de importancia que simplemente pudieramos ver los resultados totales de las acciones de estos individuos, y sabriamos que son las cosas que hacen cansar despues de la persistencia a la misma gente y la vuelve peor de amarga. Es decir lo que enloquece a estos manotas que renuncian a la boblia son esos mismos sin sabores y esos mismos disgustuosos dolores de cabeza. Todo esto se ha de refrenar mediante los paros y las aislaciones de cada uno. Pero no para Colombia porque Colombia dio un paso, erroneo, y les hará ver a todos con su historia como era que debiamos vivir y ojala quedara en muchos la misma importancia a la repulsion de estos falsos individuos taco de la sociedad, que, estan robando, estan atrasando, estan hacieno todo mas duro ellos no estan ahí esperando la muerte estan buscando satisfaccer vicios muy costosos a lo corto y a lo largo pero no es que den algo bueno a la sociedad. Me atrevería a decir que la economía colombiana se basó en la delicuencia y se mantiene por ella. y a mi como fiscal me gustaría ver y comprobar todo, y saber si al final me reire o que. Es solamente broma, la misma importancia literal de la basura es la que yo tengo hacia este pais y por todas las razones, no quiero tener nada que ver con ese estiercol. Como los gobernantes y los padres hastiados de porqueria incapaces de un buen servicio y absurdo servicio por cuanto es para fortificar un dolor de cabeza. Los que tenemos a Dios para nuestra fortuna dependemos nuestras esperanzas en aquel que resuelve todo. Y los que no tengan a Dios merecen vivir de manera confiable y buena. Por el gobierno que nososotros tengamos. Como de la manera que un policia actua no actua, hizo presencia o no hizo la policia. De esa manera si cometemos el error de despreciar el gobierno como hizo colombia desde lo más mediocre a desde luego todo lo importante y mayor, se apreciará nuevamente el decaimiento y la tormentosa locura, producida por la falta del bien del trabajo, el cual es ver que se hagan bien las cosas. Y que cosas se estan haciendo bien? Garantizar el orden para que los recursos sean repartidos y aprovechados para ser empleados en la mejora propia como su preservación, la preservación de todo. Pero la gente aca quiere mucho a los que para ellos valen más. Desde que sean felices a mi no me importa pero se supone que no estarían molestando, por que si ese fuera habría que desaparecerlos cuanto antes con una bomba nuclear, pero ellos se han causado el disgusto de vivir en una vida de estupidez donde ahora el ladron disfruta lo del hombre por que no huvieron hombres para repartir y defender los bienes. </text:p>
      <text:p text:style-name="P12"/>
      <text:p text:style-name="P11">Todo esto me recuerda a las palabras del comercial de dudosa intensión :"No más humo por favor" pero acaso que diremos si vemos noticias de Colombia? que pereza?¡ Por que yo si en efecto he escuchado cosas muy hermosas y de grande positivismo. ¿como se crea y se desaparece la gente idiota? muchos han dicho que nada se puede arreglar incluso los de Dios, pero yo no he dicho eso.</text:p>
      <text:p text:style-name="P12"/>
      <text:p text:style-name="P11">Yo quiero dar a conocer que como arquitecto toda la vida estuve ignorando para mi conveniencia y para mi conveniencia de pensar en lo progresista, lo que definitamente es lo que yo no quiero. Les invito a todos a reflexionar a partir de que nos debemos alejar de la maldita realidad colombiana y ver las cosas al estilo del mejor kazekague. No invito a nadie a reflexionar, una cosa es que la locura de los hps tenga o no solución, y otra cosa es que el individuo que no pague reflexionará y verá las consecuencias, no es <text:soft-page-break/>que el problema no tenga solución o que el cielo no sea infinito ni amable y otra que no se puede cambiar que sea un tema bien personal. Por eso es que yo solo sirvo para recomendarles que se alejen del disgusto, o de darle motivación, pues como existe filosofo, y filosofo politico, tambien existe filosofo militar y todos son uno en todo. </text:p>
      <text:p text:style-name="P12"/>
      <text:p text:style-name="P11">Si no nos debemos quitar la vida a espada, cuando es fuerte la necesidad de esclavizar, entonces, debemos alcanzar para la vida unas condiciones que nos permitan vivir a todos los que no vamos a morir en tranquilidad y con oportunidad de gozo para lo que viene a ser regla fundamental que todo se responde indivualmente, responsabilidad individual pero ya acordados dentro de la sociedad que principalmente dejó de matar para dedicarse a esto mismo de que todos convivieramos en paz y por lo tanto una regla de tanto bochinche y maluquera como nadie se tiene que meter en la vida de nadie, es primordial. Yo simplemente opino que asco cuando hay que hablar tanto, ahora hay que desechar a los que sean unos vividores que no ven la amistad ni entendieron ni les interesó la filosofia, hasta que desaparezacan por completo de nuestras vidas. Repito los filosofos no pueden vivir en paz antes de la lucha. Como todos están tan felices ha surgido "la mierda para esta mierda" y no es necesario por tanto acudir a ninguna lucha, yo puedo alcanzar un puesto de trabajo y sorprender a todos. Pero si comenzó la lucha por que estos mecatetes no pudieron vivir en paz tenian miedo de un problema y lo buscaron hasta que lo crearon y yo les quiero ayudar a lo que sus direccionamientos les estan llevando. Para mi puedo buscar la oportunidad de viajar y comenzar mi vida, pero para los demás vamos a escoger a partir de que se conozca este caso de parte de quien estar. Pues yo escogí no invitar a nadie pero la gente quiere destapar todo y yo quiero que todo se escriba en la historia. Estaría feliz de lucirme solo para tal fin solo para pisotearla y masacrarla y humillarla. No para lucirme pero que también la gente quiere conocer mi elegante ser. </text:p>
      <text:p text:style-name="P12"/>
      <text:p text:style-name="P11">No tengo palabras que decir excepto que me da ira escribir esto se nota que tengo capacidades pero moriré donde no hay empleo inteligente ni digno ni para la gente y donde el hambre gobierna tan asquerosamente sobre los mas imbeciles y pobrecitos marikas. Y esas palabras a decir son amo a los filosofos. No quiero criar a nadie y una persona que no se quiere no puede querer a nadie y no me importa si lucho solo me agrada pero si me importa compartir mi vida con aquellos. y es de igual manera muy grande importancia para la persona que lo adopte. No hay que echar lastimas por quien no. Excepto que estén cerca. Pero aquellas cosas nadie las quiere. Por que si el absurdo dice que las quiere no parece cientificamente que fuera así. </text:p>
      <text:p text:style-name="P12"/>
      <text:p text:style-name="P11">Todo individuo tiene derecho a participar activamente y de manera productiva y organizada de la economia a demás viene a ser un deber. Si la persona no logra crecer tiene que manifestarse, si quiere crear partido de la tierra tiene que pelear, debe haber un sistema de pelea también efectivo. Pero aca se arreglaron las cosas a lo simpson y la gente si puede crecer, puede crecer, para que no luche, ya van dos repercusiones costosas a futuro y en presente por que así no hay la minima satisfaccion. </text:p>
      <text:p text:style-name="P12"/>
      <text:p text:style-name="P11"><text:soft-page-break/>Así vamos a ver y a averiguar en cada punto lo que no responden los vecinos, será que los ricos son unos hps?Para que en caso de que nadie se indigeste, pues yo solo espero la ayuda de Dios, al menos quede bien claro que ellos son los del carro pero yo soy el del palillo en los dientes, y que todo se vea con claridad para que veamos que es lo gracioso, lo pobre, lo marica, lo unitul, lo vergonzoso, lo indeseable. Y aunque las personas sanas deberian saber que yo no debo estar aca. Al menos podremos avanzar sin ladrillo falso. a ver si tanta ira de la gente de no poder actuar debidamente con orgullo en su situación pueden inventar más mierda ridicula, o más bien me maten para confirmar cada texto. </text:p>
      <text:p text:style-name="P12"/>
      <text:p text:style-name="P11">que si hay que luchar, si pero el gobierno maldito, si pero que yo no sé que ahora llevese mi maldición, por que yo se lo dije muy claramente hp que reflexionara. que yo no queria acabar con nadie, pero estaba ocupado buscando la solucion entonces con el sacrificio que nadie quiere, pero aun asi nadie me responde usted se quiere meter o no se quiere meter, por que si se quisierameter yo seria irrelevante.</text:p>
      <text:p text:style-name="P11">Gracias por demostrar tanta veracidad mia y con tanta verguenza propia que son unos habrientos llenos de miseria donde si soy relevante yo. No quiero estar diciendo que asco, que asco, que asco, yo no quiero saber nada de esta mierda. Se metieron y la cagaron. y los odio. Lo bueno es que yo no miro para abajo, y se que yo no importa quien se enoje vivire lo que hay que vivir que es el desarrollo y la buena vida que Dios nos ha dado. Hay que señalar yo tengo esperanzas grandes y la gente esta minima en cuanto a todo, vienen a hablar y a contradecirse las mismas cosas que afirmaron ayer hoy en dia no son verdad. </text:p>
      <text:p text:style-name="P12"/>
      <text:p text:style-name="P11">Así que déseme la oportunidad de trabajar por que yo si valoro y entiendo las cosas y van a ver que aunque en un principio la mierda no era tan odorosa se fue volviendo mas cada dia, este simplon bombayeta, ya esta transformado en un holgazán de competencia. Pero así habrá un testimonio para Dios de todo lo medido y razonable y bueno y no absurdo.Este marica lo obligaron a trabajar y nunca se rebelo ahora yo me rebele y me quiere matar a mi, eso se llama ser jodido y marika que gente tan jopdida.</text:p>
      <text:p text:style-name="P12"/>
      <text:p text:style-name="P11">A uno Dios no lo jode eso si se sabe. Estoy pero hasta aquí de arruinarme mi vida con estos prostutuidores canayas y miserables. Ya explique mi amistad le corresponderá al indicado. No al que creyó que me va a dar la razón. Mi amor es para los que yo quiero con todas mis fuerzas que me hacen ser lo mejor que puedo , no para la mediocridad asquerosa y les voy a cobrar a parte de todo mi presencia. Que no es aborrecible, si no amable y digna de desear pero que nadie merece. </text:p>
      <text:p text:style-name="P12"/>
      <text:p text:style-name="P11">Estimada población esto es parte de lo que yo soy, puede que se extienda a traves de esta necesidad y urgencia antihumana, mi repulsion y rechazo para con los seres humanos de todo el planeta. Ya le toca a cada filosofo escoger o responder esta pregunta, en verdad se quiere meter en mi vida? Lo que antes se conocía como indio ahora se conoce como el fenomeno del hambre y del asco por lo que no importa ya más. </text:p>
      <text:p text:style-name="P12"><text:soft-page-break/></text:p>
      <text:p text:style-name="P11">Mi recomendacion no serviria de no ser por que si sirve. Será necesario comprobar aunque yo digo que no, que es mejor que me maten a yo seguir compartiendo mi vida con esta asquerosidad, y aunque sea yo un tipo muy así como soy yo de no querer a la gente mi recomendación si funciona, de querer huir aunque usted no sea yo, de las consecuencias de estar involucrado con algo con esta maldita inogente. </text:p>
      <text:p text:style-name="P12"/>
      <text:p text:style-name="P11">A ninguno le gusta el mate, pero a mi nadie me obliga a que me mate, si yo consigo verdaderas respuestas de usted y en la vida es idoneo que seamos yo le amare y bastante. Pero al decir uno mismo las cosas se llena de grandeza y orgullo y no los puedo querer ya más preparense para no ser tenidos en cuenta y ahora tambien para ser desnaturalizados. Por que huyo de toda la mierda y mas de la gente mierda y todos sus ideales. Si estoy cansadisimo ya enfermandome de los malditos asquerosos, que no quieren esperar a la siguiente fase, pero ya andan super temerosos, de aquello que les espera. Pero menos a esta hp gente le gusta el mate. y por eso menos me deberian ver y oir y ya yo lo habia dicho entonces que más quieren oir de la verdad.</text:p>
      <text:p text:style-name="P12"/>
      <text:p text:style-name="P11">Aca no estan ellos invitados, y ni se les puede invitar a nada, ellos son la trampa, son el ladrón, actuan hpmente y así es como van a actuar siempre. Solo necesito a Dios en mi campaña para que sean erradicados. Todo el pais esta en verguenza y esa es la verdad y al conocerme crecera su verguenza y a los de afuera tambien no les pido que se sumen a mi bando sino que la vida me de personas de valor para ser feliz con ellas. Y cada vez que ellos me vean aunque yo no permito se que verán todo el transfondo de la verdad que le señalará verguenza y si me ve vera verguenza. </text:p>
      <text:p text:style-name="P12"/>
      <text:p text:style-name="P11">Es muy importante determinar que si bien esta convocatoria sea abrio al pensamiento del orden del mañana yo lo unico que quiero es vivir en mi estilo de vida, si que tenga que soportar las opiniones de los incapaces que son mierda. Y ser ermitaño en caso de volverme famoso no los voy a estimar y seré un famoso muy caro, quisa sea mejor que no, porque a mi usted nunca me va a agradar, ni yo debiera tener que agradar a nadie para poder ayudar y por eso es que todo será como yo digo por que conmigo siempre es como yo digo empero vamos a averguar basados en la historia y en las reclamaciones y en la verdad de facto apoyados por el fiscal que es tambien detective y puede demostrar las cosas.</text:p>
      <text:p text:style-name="P12"/>
      <text:p text:style-name="P11">Para que sigamos todos riendonos, los guerreros los normales, y los hps, pero no vamos a estar engañados. y AL abrir los ojos veremos que estas incompresibilidades de inmundos no son buenos para la vida mia y la de nadie. Yo espero que se pueda averiguar que valgo y que importo, pero para los que me importan a mi,. no los que estan pidiendo lecciones de como vivir a gritos. </text:p>
      <text:p text:style-name="P11">Comprobemos que yo no tengo miedo de averiguar nada y comprobemos que yo no creo en ninguna justicia más que la justicia de verdad y que por cada incomodidad y agravio que me hagan pasar me lo van a deber y me lo van a pagar muy caro.</text:p>
      <text:p text:style-name="P11"><text:soft-page-break/>comprobemos de igualmanera que estos proyectos a que se dieron mi vida tenian un precio que la hambrienta malparidez se robó, por que cada cosa que se le parezca tiene que dar risa y tiene que parecer ridicula pero con semejante popo de estorbo hp si que es verdad que nada es posible y ya se cagó bien cagado, por el que solo nacio para cagar la vida de su madre y de su padre y de su tia y de sus primos y de su apellido y de su maldita nacion. Por que para mi si era posible era díficil. Este malparido mató y jodio a un doctor de la 3m. Y de una vez ya con miedo de que todos se burlen de mi y a lo mejor me lo conviertan en imposible, porque también es absurdo, declaro mi voluntad de que ningun colobiano es bienvenido ni para ellos es permitido culquiera de mis avances.</text:p>
      <text:p text:style-name="P12"/>
      <text:p text:style-name="P11">Riase como buen perdedor pero si usted se rie yo no voy a crear un remedio para usted voy a enfermarlo hasta que se muera y se acabe su miseria y así haré. Para los demás pues nada esta inventado y así es como vivimos pero debemos querer las cosas que nos las permiten.</text:p>
      <text:p text:style-name="P12"/>
      <text:p text:style-name="P11">Despues de todas las burlas de la inogente me he vuelto grande y puede que arrogante puede que este lastimado y puede que no pero si estoy lleno de grandeza y de asco por esta mediocridad y como no estoy pidiendo que me apoyen, si tendrán que saber que cosa les da risa. Pero si quiero saber yo que quiere saber la gente. por que cualquier necesidad se corresponde con el trajado de alguien y a mi me da por cobrar caro por hp entonces porque hacen pasar por insatisfaccion ese que da risa lo podrian estar matando y yo no lo necesito a usted pero usted debio saber que al lado de la basura que es colombia y yo alteza. </text:p>
      <text:p text:style-name="P12"/>
      <text:p text:style-name="P11">Será necesario instaurar como cobro que salgamos a pelear y a matar por que estamos hasta aqui del abuso y las prostituciones, se puede arreglar yo viajando o yo muriendo o yo ganando. Colombia procede a resolver por lo menos complicado, pero es menester que yo salga de ellos que son lo contrario a razones por la que yo moriría. Y averiguando la verdad en el camino dificil matemos a todos los que hayemos pero mas facil matarme a mi no mas, entonces por que no viajar simplemente?? Yo no quiero estar con personas de mierda disfrutando de mi calidez arruinando mi sueño de estar solo y estorbandome en cada paso. Pues entiendase bien son abominables ciento por ciento. El colombiano es un malparido ladron que te vende un celular malo luego te lo vuelve a quitar y hasta intenta abusar sexualmente de todo lo que pueda y es no otra cosa que la manifestacion del hambre, yo no necesito que averigue que cosa da risa, necesito que nadie este encima de mi estorbandome e injuriandome. No crea que me voy a sentir bien con personas hambrietas y sin honrra a mi al rededor. O que por darme la razón me va agradar si usted es verdaderamente querido yo le voy a querer. No hay paz mayor que cuando la victima acepta su destino y se dedica a reir. Pero no hay que estar cerca de ella. </text:p>
      <text:p text:style-name="P12"/>
      <text:p text:style-name="P11">No es justo que yo me la pase fumando () por estar enfermandome con estos reos de castigacion persiguiendome y acozandome y queriendome matar, aca uno se metio al percibir el teclado y con ganas de saber lo que se escribia a pesar de no estar dirigido para el pero tampoco estará escondido si <text:soft-page-break/>lee espero que crea que estan disfrutand del algo pues en eso es que vive la gagrena. Por lo tantos razonable que afirme que tal vez puede ser que los golpes ahora me toquen a mi. Pero reintero odio a estas personas que dañan un balin y que así actuan sabiendo que no son amables pero aprovechandose de los problemas y vulnerabilidades de los pobres y se atacan a ellos mismos por eso se vulve imparable este circo. Pero la verdad es que yo no fumo. Si lo hago yo deberia depronto si un tonto no dice que no en mis condiciones y sin embargo no lo hago pero me hacen peores mis condiciones. Y apartir de estos hechos quiero decir que endureceré a un más mis politicas de relaciones personales y seré más agrio tovía quiero tambien hacer constar que solamente he tratado por los buenos caminos aunque me han ofrecido solamente trabajos colombianos para hacer el mal yo quiero morir por la justicia aunque tenga dificultades., me quieren capturar y por mas necesidades que tenga no seguire en la misma rumba de insactisfación. Pero señalo dos cosas por una parte al noble empresario que se empeña en hacer todo de la forma correcta pero ademas de la manera que pueda ser de más ayuda para colmbia todo eso da risa. por que no posee inteligencia y por señalar que todo camino bueno es impesable cuanto más irrealizable. Lo otro que señalo es que yo busque ayudá correctamente del organismo correcto que debio ser y no solo de un organismo donde se puede demostrar todavía antes de que me deban más que el país todavía existe o tiene vigias. Pero yo desearía acogerme desde ya con una sectorial sana que actue como un organismo llanamente sin interponer arbitrios personales y salidos de un lugar al que pertenezca mi fe y mi fuerza. Que todo conste. </text:p>
      <text:p text:style-name="P12"/>
      <text:p text:style-name="P9"/>
      <text:p text:style-name="P9"/>
      <text:p text:style-name="P4"/>
      <text:p text:style-name="P6">Todo a estas mentes de mierda les produce risa, pero el ser escritor más, yo no soy escritor y me la paso buscando trabajo de la manera que está indicado y proporcionado para hacerlo. Todo les da risa a esta mediocridad y yo sé por qué, todo lo que yo hablo todo el <text:s/>mundo lo reconoce que es así, con esta gente no se puede contar para nada ni debe ser bien vista la falta de seriedad yo sin embargo busco trabajo con todos los problemas que tengo y con los estorbos de caca. Y hablo con las personas pero no es de estrañar que todo les de risa y menos esto. Yo lamento no haber sido un canaya pisoteardor para que me respetaran y me admiraran y hasta me permitieran tenerlo todo y a todos y a lo prohibido,. Pero escogí mi vida y la de mis amigos en bienestar. </text:p>
      <text:p text:style-name="P6"/>
      <text:p text:style-name="P6"/>
      <text:p text:style-name="P6">Antes yo podia ser el fiscal impecable, que además siendo otras cosas, llegaría ayudar más no a convenver a nadie y si se me hubiera permitido yo hubiera ayudado pero despues la ayuda llego a ser que todos aprendieran a vivir a trabajar, pero despues se convirtio en que ya no me importa nada de este lugar y que todo se paga eso es claro. Y aunque yo no lo sepa se tendrán que preparar pues si no les gustó que la vida fuera dura les vino a gustar lo que yo hablo, que ridiculez. Sería como decir que sí ahora se crea un vinculo fuera de decir que les cobraré costoso por mis servicios de calidad, esta gente pide un jefe o requiere orientación o no tienen valores ni fundamento, necesitan una lección. Yo sería el veedor y para entender mi caso y entendiendo los demas casos revisariamos todo aunque se comience revisandome a mi y por eso a mi manera yo responderé las preguntas que surgan con tal de yo averiguar que es lo que le interesa a la gente hacer y saber y por todos mis servicios me deberán pagar bastante caro. De forma que nada podrá estar desnudo y todos los que participen nos daremos por <text:soft-page-break/>entendidos de la realidad de lo que sucede en cada institución. Y no más serviría para eso y cobrando caro, a la vez lograr entender que no sirve y cuales son nuestros verdaderos problemas. Yo no tengo miedo de que no me vayan a pagar lo que a mi me deben y me deberán, pero señalo que yo no quiero poseer nada maldito y que no me interesa influir en la vida de nadie y que a pesar de todo cualquier camino no será bueno. Ni mi camino ha sido bueno, y se ganarán mi desprecio encima. No es para corregir nada es para dejar en claro que yo no soy escritor y también que no soy nada para este país que se muere por ser recocido y tenido en cuenta que grita por desespero por miserias de cualquier cosa. No me interesa convercer a nadie que nació solo para cagar las cosas me interesa que podamos tener claridad por constancia, de que da risa en verdad en verdad, para que a su vez comencemos a reirnos si a actuar a construir y mejorar nuestro mundo buscando lo que es de verdad. </text:p>
      <text:p text:style-name="P6"/>
      <text:p text:style-name="P6">Mis hermanas me sostienen y me sacaron de la calle. Ya todos lo saben y se burlan de mi. Yo solo soy el hombre ideal para la mujer que quiere a quien me respeta a pesar de no ser para casarse conmigo que se valora y tiene lo necesario para merecer algo de valor. No obstante aunque es mi lucha y eso esta bien aislado y definido, no pido que nadie entre a luchar por que a mi nadie me lo pidio, tampoco pido la ayuda de nadie solo la de Dios, pero en cuanto a buscar trabajo es algo sumamente sencillo en que usted podrá ayudar, y así darle un humillante golpe al desequilibrio y la locura cosa que le hará de un estima mayor. Tal vez en Colombia se deben levantar muchos grupos paramilitares que luchen por sus propias causas. Pero eso a nadie le interesa y a mi tampoco. Este país es un desecho y es un maldito desde su primer día. </text:p>
      <text:p text:style-name="P6"/>
      <text:p text:style-name="P6">Podría querer servirme de un mecenaz, sin embargo, mi deseo es no comprometerme y no ser conocido y nada más abriré una pagina de donaciones con lo que digo me transportaré y me estableceré en el pais que me espera y que yo de verdad amo. </text:p>
      <text:p text:style-name="P6"/>
      <text:p text:style-name="P6">Si tengo problemas para buscar trabajo pero lo seguiré intentando. Al ser un caso un tanto irreconocido, puede parecer extraño o dudoso, por ejemplo no tengo experiencias y soy meramente bachiller aunque me gradue con varia dificultad y atraso. Yo busco por ejemplo ser agricultor, aunque usted no me quiera porque soy rockero mi rock me hace vivir en satisfacción y agradecimiento pero también es justo crecer. Yo en sí requiero que me trasladen de país y aseguro que puedo trabajar duramente y servir a duras penas bajo presión, pero afirmo que puedo y quiero trabajar y que solo quiero una oportunidad de demostrar mi orden y jucio y mi capacidad de superación aunque de risa a algunos porque lamentablemente no puedo pasar por encima de nadie. No obtante tengo claridad y estoy resuelto y abierto no para discutir cosas dificiles sino cosas que estan al alcance de todos y que pueden ser demostradas. Pero estos automatas de porqueria quieren que yo los aplaste, no tienen autoestima y quieren hacerme pasar por más lamentos para reconocerme que soy algo y a la vez ellos mismos tratar de reconocerce que son algo aunque incapaces así sea aplastandome en el proceso, con mayor razón se sentirían algo. En estas cosas mías nadie debe participar, pero señalo que solo he pedido una oportunidad de demostrar como se hacen las cosas bien de verdad y que si es posible. </text:p>
      <text:p text:style-name="P6"/>
      <text:p text:style-name="P6">No hay que tratar de explicar nada a quien entiende todo pero no habla siente mucha ira pero no tiene nada de valor. Su objetivo es ganar y apoderarse como sea y decir “no lo haces como yo”. Pero cuando exploramos la verdad nos damos cuenta que los derechos son de todos y que mis mecanismos de produccion no han podido demostrarse. Poco a poco empiezan a perder el respeto por los antiguos y van biendo que se estaban automutilando y que se burlaban de ellos mismos en su misma situación. </text:p>
      <text:p text:style-name="P6"/>
      <text:p text:style-name="P6">Permitaseme la oportunidad de pisotearlos y humillarlos infinitamente, y todos veremos felizmente como son las cosas de verdad. Pues ya que si no hay lugar para mi en este mundo yo no buscaré <text:soft-page-break/>quedarme donde las personas son un disgusto en lugar de una bendición. No habla no pelea hace trampa. Despues de perder mata al que ganó pero simplemente hay gente que es intocable. </text:p>
      <text:p text:style-name="P6"/>
      <text:p text:style-name="P6">Por si alguien se ha sentido mal por mi causa (porcolombia para mi no existe aunque yo voy a tomar acciones de las cuales esta es la primera por que quiero que me maten en lugar de que me apesten mi vida estos hps por eso odienlos o se arrepentirán) <text:s/>Quiero decir que me siento super grande e inalcazable como amigo, por lo menos para muchisima gente, que yo buscaría multiplicar, aunque los amigos los escoge Dios. Es para mi a forma de consuelo de no haber logrado nada en la vida a mis treinta años, edad de muerte, a pesar de ser brillante y de haber tratado con todas mis capacidades desde el inicio, que solamente me haya ido así por ser contrario a esta maldita gente y especialmente por no ser nada aparte de menosprecio con rabia, solo por hambre y por envidia por ser cosa minusculisima como engendro pero grande como estorbo y como basura. </text:p>
      <text:p text:style-name="P6"/>
      <text:p text:style-name="P6">Siempre me ha tocado humillar cochinamente a esta basura en cada oportunidad y en cada caso. Y en cada área y en cada pregunta. Y en cada tema. Sin embargo yo no quiero que me conozcan ni humillar a nadie, y menos tengo la necesiadad de demostrarme nada. Las cosas siguen siendo las mismas y yo no he cambiado. Los que sigan mis recomendaciones se ayurarán a vivir con alegría y satisfacción. </text:p>
      <text:p text:style-name="P6"/>
      <text:p text:style-name="P6">Solamente les pido que no sean como colombia o como yo, que un día en la escuela de softball nos dieron lechita de que la que sobraba y yo reclame como si fueramos el puto amo. Pido perdón nunca he dejado la verguenza de ese hecho. <text:s/>Pues yo soy un hombre sano que intenta de la forma más acorde con la compatibilidad y bajo la fuerza humana, mi relación con colombia se ha dañado por que son unos cochinos y unos desesperados habrientos, son unos guevones a la carrera pero hartisimos, y para mi es vital la disticcion y la formación entre lo personal y lo profesional y no hay nada que difiera más con un profesional que estos malditos que la maldad si les abre las puertas pero es para cagarla o para joder más gente, pues en su afán de progresar se meten los escritos por el rábano y son con la mentalidad del dinero y de acabar con el mundo para resolverse dentro de si algo que ya se sabe que es que no valen la pena y que nadie ha mostrado querer hacía ellos. Todo esto sumado a que no son nada inteligentes y nada creativos y fuera de como sale perdiendo el más debil y pobrecito en el sistema del unico chorizo, hacen no solo que den risa como hombres y como emprendedores sino que además encolerizan a la gente por ladrones y por bufones.</text:p>
      <text:p text:style-name="P6"/>
      <text:p text:style-name="P7">Lamento mucho crear estos archivos involucrando la filosofia con el recuado de dinero, aunque no digamos que la invitación no esta perfectamente bella y por lo necesario sea bien recibida, yo estoy loco y pido disculpas. Nadie sabe lo duro que es buscar trabajo en mi posicion con mis dificultades nadie sabe lo que es ser un donador muerto que perdio la razon por culpa de no hay nadie a quien brindar. El objetivo es señalar que no puedo encontrar trabajo por mis dificiles circunstancias pero que hay que ponerme a trabajar de inmediato por ejemplo los hijos de Dios. Sirvase la suma de palabras como fe del desespero y la tortura que vivo, que mis allegados comprenden pero les da risa, por que un maldito enseñó como era que se cantaba y la mamá no les dio la salud necesaria para sentirse miembros respetables de la sociedad y por lo tanto los apabulla el miedo del rechazo y de ser lo que son un imposible de respetar bulto de mierda. Si la hipocresia no ha reinado en todos lados, y han podido tener experiencia de como es la gente pedorra, y si además alguien supiera que mi ser es especial y que yo nunca salgo de mi casa y que soy muy reservado sabrán la altura de mi tormento que me está haciendo nuevamente laserarme y fumar más. Ya eso se tiene que culminar. Si Dios no me respalda perderé la vida de una u otra forma y que entonce logre estar complacido pero esta gente no va más en mi preciosa presencia. La gente sabe que todo es real y que nunca me han humillado aunque todos hemos salido perdiendo y clavados. No es justo que toda una poblacion de enfermos mentales esté encima mio por ser americano y funcional y creativo y bendecido. En un lugar donde todos están evidentemente <text:soft-page-break/>enfermos y encima son llamados con razón subdesarrollados por que yo si entiendo. Y la pobre es mental y la pobreza sos estos hps, que son el hambre y la incapacidad y el estorbo. A quienes todo rico y toda persona de bien detestan. Cuyas mujeres salen luego cortazas de impresionante manera con un mico, y entre ellas hablan diciendo que que horror. Donde todos estan cansados de hambrientos y hambrientos gamines. Y de observar lo que ahora dicen que quieren volver a examinar. <text:tab/>Abajo de los descaros tan hps. Hoy en día eso para mi se ha pasado de ser una vulgaridad a ser la denominación de algo que de igual forma es algo que hay que expulsar de la vida. </text:p>
      <text:p text:style-name="P7"/>
      <text:p text:style-name="P7">Cada quien vaya viendo los ejemplos y las demostraciones para alejarse de esas cosas y darles exterminio para siempre. Me gusta BENJAMIN FRANKLIN HONRRADO SEA SU NOMBRE.</text:p>
      <text:p text:style-name="P7"/>
      <text:p text:style-name="P7">¡¿Será posible que usted de forma fácil entienda que si hay algo que necesita ser apoyado por aquí por estos lares ? °¡¡?!!</text:p>
      <text:p text:style-name="P7"/>
      <text:p text:style-name="P8">Los que se rien se rien en un momento de desilución y de verguenza pero el momento de honor les deja la cara pálida y les trae todo lo malo. </text:p>
      <text:p text:style-name="P8"/>
      <text:p text:style-name="P8">Yo decidí esperar a mi esposa que vale la pena por que si hay uno hay dos. Yo decidí estar solo para estar solo. Yo decidí esperar para estar solo y sobre todo para no merecer la mierda de vivir al lado de una pena. Nadie se puede burlar mi pareciendo un marrano lambon con una esposa que no incita al trabajo ni a nada para un chimbo hp que no hace nada solo existir y cagar. Y se que hay familias como la mía que de igual manera estarían ofendidas por esas malditas y molestas risas, y si no es así que opinión de importancia puede poseer una asquerosa mierda mediocre casado con otro. <text:s/>Tal vez me esten hechando la culpa de maldecir a colombia como si yo fuera un dios o alguien de importancia. Cuando han sido los mismos jovenes de mi generacion junto con toda la cantidad de asombrados intelectuales que crea que puede haber pero que ellos mismos resultaron estando contentos. Es solo ver las noticias o saber la opinion de la obstaculizada autoridad. <text:s/>¿cual es la impocresia.? </text:p>
      <text:p text:style-name="P8"/>
      <text:p text:style-name="P8">Diremos más en la medida de lo necesario o a medida vaya siendo necesario y comprobado. </text:p>
      <text:p text:style-name="P8"/>
      <text:p text:style-name="P8">Cuando el punk y la verdad nos han impresionado con lo que han dicho. </text:p>
      <text:p text:style-name="P8"/>
      <text:p text:style-name="P8">Quiero que sea un tema de DIOS</text:p>
      <text:p text:style-name="P8">pero no dejo de estar contento por saber que no hay nada y que yo no he hecho nada y que es natural lo que se vive en un pais de arquitectura marrana, que esta <text:s/>basado en la hambruna y la pobreza de espiritu es allí a donde conducen. Que es envidia y profundida por la miseria. </text:p>
      <text:p text:style-name="P8"/>
      <text:p text:style-name="P8">El verdadero valor es el que tenemos por nuestros semejantes.</text:p>
      <text:p text:style-name="P8"/>
      <text:p text:style-name="P8">No hay nada peor que estar en algun dolor <text:s text:c="2"/>o <text:s/>incomodida al lado del hp jodido</text:p>
      <text:p text:style-name="P8"/>
      <text:p text:style-name="P8">usted ve a una persona y ya de facto sabe que esta jodida.</text:p>
      <text:p text:style-name="P8"/>
      <text:p text:style-name="P8">Ya que he mencionado a Dios menciono que yo soy el hombre ideal, y que todo lo ideal a colombia le da risa. </text:p>
      <text:p text:style-name="P6"/>
      <text:p text:style-name="P6">“<text:span text:style-name="T2">me estoy volviendo loco en medio de tratar de buscar empleo y los atropellos de los animales de mierda” </text:span></text:p>
      <text:p text:style-name="P6"/>
      <text:p text:style-name="P6"><text:soft-page-break/>“<text:span text:style-name="T2">Siempre he sufrido señalamientos y discriminación, cuando sonrio hacen mala cara, y cuando estoy triste o enojado se burlan de mi, solo han buscado que caiga, más en todo tiempo yo he señalado que no tengo problemas que la solución de todo es que me den un trabajo y que me dejen estar solo en buena medida por que estoy soltero, yo he dicho que solo pido la oportunidad de demostrar que soy capaz de muchas cosas y perfectamente colaborador y que estoy cansado de enloquecerme, cuando la solución a ello es trabajar como se debe y estar solo” </text:span></text:p>
      <text:p text:style-name="P6"/>
      <text:p text:style-name="P8">Las unicas palabras nobles que tengo para decir y aunque no debería para esa calaña son que en la biblia esta escrito: mujer de valor quien la hayará y aunque me sorprendo de lo bajo de la culpa de reirse de mi, agradezco que no lo merezcan en verdad el amor verdadero y que no lastimen a la gente con ese tema, y que no puedo enojarme tanto porque comprendo el dolor de no ser. Es solo una cuestion de que estemos separados. Acaso no es facil aborrecer a la mierda.</text:p>
      <text:p text:style-name="P8"/>
      <text:p text:style-name="P8">Para nuestros lectores, pedimos disculpas por las palabras narrativas.</text:p>
      <text:p text:style-name="P8"/>
      <text:p text:style-name="P8">Fuera de eso hay mas cristianos que solamente yo, y ellos pudieran creer en algun creyente aun cuando todos creamos solamente en Dios. Personas han interferido para arruinar mi vida así que quetal si personas intervienen para lograr ayudarnos. </text:p>
      <text:p text:style-name="P8"/>
      <text:p text:style-name="P8">A veces fumo marihuana lo he superado muchas veces en el momento lo aborrezco y ansio dejarlo todo empezo por problemas relacionados con el orden economico, pero la verdadera causa sin embargo ha sido mi soledad, he colaborado en empeños de la excelencia en casi todo y estoy muy orgulloso de lo que soy. En lo que más me empeñé fue en convertirme en el hombre excelente para mi esposa razon por la cual nadie se debe meter en mi vida y solo estoy cansado de rogar un trabajo y no merece la pena vivir así a pesar de que me siento bendito me da corage algo y es que he superado mucha adversidad sin quejarme apoyado un poco por la planta esa. Pero que de la cual sin embargo he abusado por culpa de estos veneno en la cara para el ojo rojo., y por lo tanto a veces veo que la ayuda de Dios no ha de llegar, sin embargo sometido bajo la presión de estar bajo esta calaña de gente india de porquería me enloquezco, no puedo dejar de ser feliz, por lo que produzco harta envidia., me rasca la cabeza, se me olvidan las cosas, me pego, se me riegan y caen las cosas y es por que en efecto yo no deseo vivir una vida cagada, yo merezco vivir campesinamente y no siendo un payaso para unos cobardes y ellos viviendo felices de tenerme cerca como la porquería arrumada y amurada que son. En la sociedad donde no hay hombres mil veces menos caballeros ni mujeres ni suegras <text:s/>y donde todo tiene que dar risa como sea. Despues de lo dicho por pirri y por los filosofos y por los artistas. Sin embargo nos alegramos de que todo el mundo viva contento pero yo no y merezco respeto y que se me respeten mis derechos y mis desiciones. Y es la invitación a que sean felices ustedes compartiendo la vida conmigo que no tendré hambre y en el imposible caso de que la tuviera no les molestaría pero para nada pero para nada. En lugar de la plasta vaga y asquerosa que se esta recibiendo en otros lugares sin primero considerar la expancion de las epidemias y de las enfermedades. </text:p>
      <text:p text:style-name="P8"/>
      <text:p text:style-name="P8">Y porque para mi <text:s/>para usted es un desear que la vida le entregue satisfacción. </text:p>
      <text:p text:style-name="P8"/>
      <text:p text:style-name="P8">Si haz reflexionado en tu vida lo suficiente sabrás que lo único que no quieres es toparte con ningún maldito hp amurado. Y esta gente se puede desaparecer. Ya que los analices dictan como las consecuencias peores en todos los escenarios son solo empeorados por estos bomberos de porquería que llegaron a joder. </text:p>
      <text:p text:style-name="P8"/>
      <text:p text:style-name="P8">Quiza yo en un muy principio debí tomar las riendas enseñando a la gente que encima de todo había una guerra muy vital e importante: la guerra contra el hambre, pero he de creer ha habia sido suficiente, <text:soft-page-break/>con decir en todo lugar en donde me he presentado que la felicidad por una parte es muy importante en cada quien para todo como aportante y que todo debería estar vamehando vapor grato, para el funcionamiento estructural <text:s/>de todas las cosas y que si los individuos estaban realmente siendo nutridos correspondidamente, todo sería superior en el orden de las mejoras y de las ganancias economicas y de otros rublos por otra parte.</text:p>
      <text:p text:style-name="P8"/>
      <text:p text:style-name="P8">O de igual manera al siempre discutir que la verdadera escencia del crecimiento humano son los desarrollos personales profesionales, ahi si se debe <text:s/>o es debido, jactarse y alabarse, pero ya entrados en la moneda y en los acuerdos de lo civil, debemos saber con lo anterior dicho que el hambre es sin duda una batalla de oscuridad pero presente y de mayor importancia. Todo es debido según la forma que diriga la sostenibilidad. Pero hay demaciado inutil y payasero y los que yo pensaba que estaban sufriendo en realidad se están riendo hasta de mi. Y demuestran todo lo de un hp cobarde cuando no saben la realidad tan oscura que esta destrás del hambre con todo y el pueblo de Dios donde no sea el hambre solamente con toda su grandeza sino del descaro de la gula de los que quieren reirse del que no esta disfrutando según ellos la vida. Para dar paso a todos los origenes de toda la crimininalidad y motivos criminales. Que al inutil y remedon payaso de vida jodida, le da risa. </text:p>
      <text:p text:style-name="P8"/>
      <text:p text:style-name="P8">Pero Dios no les va a destruir si yo estoy en medio de ellos. Le voy a pedir que me destruya con ellos.</text:p>
      <text:p text:style-name="P8"/>
      <text:p text:style-name="P8">Maldiciendo para siempre a todos los que me escucharon y me repudiaron en la vida. </text:p>
      <text:p text:style-name="P8"/>
      <text:p text:style-name="P8">De igual manera su destino es como es su destino y yo estoy buscando viajar y conseguir hacer mi vida y amigos. Dese cuenta que esas guayabas se las recojo todas yo solo pero si es necesario que trabaje con otras personas a usted y a ellas les voy a recibir con total gusto y disposicion fuera de que estare completamente aliviado y mas alentado y por supues enteramente feliz y vea jefe si lo cojo y lo beso será porque seré su mejor empleado y seremos tan felices como cuando yo me imagina poder abrazar asi a Hiruzen Sarutobi, y tambien estaría contento de poder ser llevado por used. </text:p>
      <text:p text:style-name="P8"/>
      <text:p text:style-name="P8">La propuesta que yo le hago es la de vivir comprobando lo contrario, de lo que es la vida jodida e imposible de los hpts. Quiteles eso a ellos, que me están asfixiando y no pueden dejar de estar contentos, pero ellos mismos ya saben que es imposible que yo les vuelva a querer, y es la gente que me ha salido chibiado exhaustivante y asombrosamente. Sin embargo estos olgazanes <text:s/>no reconocen mi situacion de apremio, nunca seré capaces de convencerles de los buenos caminos pues yo también quisiera a las mujeres, pero lo mas trágico es esto: te joden para venderte una mierda de telefono pero a la final quieren de vuelta el telefono y tambien la plata. Y lo dejan a uno como si uno hubiera atracado a alguien. </text:p>
      <text:p text:style-name="P8"/>
      <text:p text:style-name="P8">EL CASO YOUTUBE</text:p>
      <text:p text:style-name="P8"/>
      <text:p text:style-name="P8">Trataré de ser breve con este molesto tema, y apesar de que no quiero criar a nadie uno de los citados propusitos de este mensaje es tratar de tomar acción para que nuestra vida no se vaya empobreciendo y se convierta en basura como le paso a la antes querida plataforma pero que hoy en día argumentalmente se convirtió en basura. Analisamos que desde que cada carenalga supo que se podía monetizar el contenido las cosas pasaron a la avería y le paso lo que le pasó a la sociedad de los tontos, la caratula se convirtió en lo verdadermante importante y en el Unico trabajo de empeño dejando como unos cagados a los verdaderos y apasionados videobloggeros quienes suman de multiple manera a llegar a la sociedad del futuro. Aquella donde no solo nos acompañan los ascensores sino toda obra de arte provechosa y fascinante. Y donde seguramente las casas no se cierran. Porque hay que ser <text:soft-page-break/>benjaminianos y tratar con toda la fe y todo el empacho. En cualquier clase de lucha solo vencerá tal actitud y recomiendo. </text:p>
      <text:p text:style-name="P8"/>
      <text:p text:style-name="P8">En verdad no solo me duele por mi y casi ni me duele por mi si no por la gente por que aunque no la conozcan yo si la he visto y a mis ojos el trabajo que hay por hacer a parte de innovar con mejoras a la vida en todo el mundo sería acompañado de ser un duro en lo profesional y en las verdaderas competencias humanas con dignidad, arreglar la vida de estas personas en medio de nosotros. Yo creo que el hambre y la gaminería son la misma cosa. Y por hambre también entendemos el amure hp de los que se rien de los que no pueden. La gente se deja llevar por el temor de no poseer lo material. Es algo comprensible de forma amplia. Son aquellos a quienes yo señalo de culpables del desorden que hay que erradicar. Y la realidad de la organización del bien será la misma que la presencia de esta. </text:p>
      <text:p text:style-name="P8"/>
      <text:p text:style-name="P8">De forma que no solo con respuestas, soy diferente de los desgraciados sino que en toda competencia son absurdamente superados, pues para empezar yo tengo muy claro lo que quiero hacer en mi vida, y soy conciente de todo el trabajo que hay por hacer. Pero los verdaderos valores son en reconocer el valor ajeno y las gratas compañías. Y no ser caca de la basura que se ríe por obligación en toda situación especialmente si no comprende nada. Si existen las lineas divisorias de los paises, si existen las fronteras, cada quien goza y disfruta de su espacio y todo arrimado sin permiso es aborriceble mierda que lo puede deshuesar y reemplazar a usted. No solo soy escritor, si no que soy mucho más que escritor y soy guerrero. Y soy elegante no solamente es eso si no que a todos dejo impresionados y deseosos por no decir airosos. No solo eso si no que no tengo la necesidad de hacerme ver delante de nadie ni menos con trucos como la porquería aceptada. Si no que además yo se como se pueden hacer las cosas y como proceder. Necesitamos disfrutar de una plataforma para ver videos por que se desapareció. </text:p>
      <text:p text:style-name="P8"/>
      <text:p text:style-name="P8">Volviendo al asco, de esta desgracia, no se sabe si hay gente allí dentro, pero nada es realmente complicado, yo simplemente aplique la logica de que nadie se daría cuenta de nada, por que yo no iba a importunar a nadie. Ya sabidas mis condiciones si de casualidad un respetable y honorable miembro de la sociedad impulsaría sus acciones a ayudarme o a no meterse en mi vida. Pero la inogente siguió riendose y burlandose así como cuando un enemigo de alguna familia de la mafia va y se burla en un funeral de alguno. Y eso lo hace es un hp. </text:p>
      <text:p text:style-name="P8"/>
      <text:p text:style-name="P8">Así que no respetan mi casa, para eso se enteraron donde vivia yo para perjudicarme, para eso. En vez de luchar a lo varón a espada, pero claro no tiene razones que le den la victoria y por supuesto que no tiene razón, y hace cosas de hp, no respetando las casas y esta sociedad los aplaude campechanamente despues de estar habituados a ningun tipo de tranquilidad y mucho menos a señales de alguna minima inteligencia. <text:s/></text:p>
      <text:p text:style-name="P8"/>
      <text:p text:style-name="P8">Mi mente esta cansada de lidiar con estos asquerosos, yo me rio cuando pido ayuda y me rechazan por creerme colombiano pero la verdad es que yo merezco vivir en paz mi vida y todos mis derechos son pisoteados hasta la perdida total por defecto. También es de estima para mi que me traten de lo todo que me han tratado. La verdad es que yo estoy maldito o es el pais el que esta maldito y para mi con mis intensiones y modo de vida será facil saberlo, sin embargo cada examen, será de un valor alto. Como al examinarme a través de esta hoja le cuento que le esta proporcionando restricciones a usted para acercarse a mi en lugar de facilidades, pero lo afortunado es que quien comprenda comprenderá todo y los que no dan verguenza y simplemente hay que mantenerse alejados de la verguenza, por que tambien afortanadamente las calañas que siguen a los demás de manera inadaptada son los que hacen eso los defectuosos enfermo mentales. Ya que una persona sana y cabal comprende que nada pertenece a uno en la vida. </text:p>
      <text:p text:style-name="P8"><text:soft-page-break/></text:p>
      <text:p text:style-name="P8">Yo crei que con mi simple ejemplo, cosa que tampoco estaba ordenada por mi, iban todos a vislumbrar las cosas notables y así ha sido. Pero donde la gente no es capaz y nunca querrá y ni siquiera se imaginará yo no debo estar, pero me ha traido todos estos problemas, por que yo juro que me he sentido mal el ciento por cien de las veces que me ha tocado desplazarme en medio de estos animales demoniosos. Para mi a sido una tortura implacable no solo mi vida sino acompañada con el hecho de ser visto y despreciado por estos desvaforecidos y helminticas cosas. Actualmente me encuentro por mi parte buscando empleo en una empresa de obras, de empaques o de recoleccion, y me encuentro esperando ayudas. Lamentablemente pienso debe suceder algo impactante o que las autoridades consideren un hecho, no asesino, no por que no quiera, y no por que no me presionen estos malditos a la misma caída en que van ellos, si no por que no soy asesino y por que trato de rescatar mi vida, si ellos gozan viendome por que no quiere gozar usted teniendo en su vida las personas de verdadero interés. Pero aquí los mas pobres fueron las maricas de mi generacion quiero volver a señalar para por si alguien se sienta reseñido cuando los animales se rien de mi es como reirse del rey y pasan a insultar a todos en la sociedad desde el menor hasta el mayor. Pero sobretodo los jovenes nacientes se ven atropeyados por la sociedad que pregunta que ha sucedido cuando ella se estaba burlando en medio de la nada las victimas de eso y la rabia del perpetuador entan tambien contenidas esas hps risas del ignorante vividor. </text:p>
      <text:p text:style-name="P8"/>
      <text:p text:style-name="P8">Y por eso yo recomiendo a todos menos a lo que no importa, que nos riamos con permiso de la constancia, cuando la gracia sea del honor y no de los cobardes. </text:p>
      <text:p text:style-name="P8"/>
      <text:p text:style-name="P8">Pues ya que si no querias entrar a este blog seguramente creerian que la vida es de desvalidos pero no aca esta el verdadero peligro y el verdadero honor, y yo lo que he hecho es dar constancia de las practicas repudiables de los indesables indeseosos y desagradecidos, para cuando quiera seguir descubriendo como es la vida y educandose para la sociedad con cosas que de tan repetidas francamente no es ningun esfuerzo demostrar y que todos saben. Yo solo digo que la vida es mejor que las peliculas y que el vando de la risa que tu escojas es todo lo que importa y lo que te determina como añorable o como rescatable y querido. Pero lo bueno de entrar es eso, poder defender lo que defendieron los nobles. Pues cuando se ama libremente, la felicidad acompaña, sin embargo nadie va a defender una comunidad donde todo es un pedo y una avería y se siente que la vida es un comedero de mierda. Y si fuera por todas estas personas volveríamos a la esclavitud e iríamos a la mayor mierda.</text:p>
      <text:p text:style-name="P8"/>
      <text:p text:style-name="P8">Por lo tanto vamos a ponernos en los zapatos de Neiji del clan Hyuga, y vamos a ser duros contra este fenomeno del hambre como si fueramos el mago de oz peter pan o robin hood y no vamos a ser suaves, me lo digo por supuesto tambien a mi, para desechar esas calcomanias y caratulas de sueños nefastos y sentirnos orgullosos de padecer hambre por las personas que están por ahora, en la desaveniencia, pues aquí no se habla de causas fallidas, sino de gente de todos los países que ahora yo pienso que siguiendo mi plan tendrá logros y felicidad en su vida por cosas fundamentales de digno agradecer y no por bolsos con calcomanias. Para mis adentros enterome de ser más empeñado en ser dadivoso. No solo te puedes imaginar el respidar de la tranquiladad con toda la gente “feliz” para estar positivos sino que mediante el orden y estandose llevando a cabo la ejecución del mar de trabajos todo avanzaría espléndidamente por que por desgracia la inteligencia artificial esta cerca de resolver cuestiones no tan lejanas que serán el resultado de no implementar los fundamentos de la filosofia y de la sociedad declarada por palabra, sumado con la tecnología. </text:p>
      <text:p text:style-name="P8"/>
      <text:p text:style-name="P8">Pensemos por que como yo pienso que reprensento a todos a el 99% de la población y también a los vegetarianos, pensemos en dar una mejor vida a nuestros pollos, es muy extraño pero a pesar de su función y de ellos entenderla aún así se consideran nuestros compañeros. Y de paso no estaremos <text:soft-page-break/>desapareciendo los principios por abrazas las apariencias de los necios favorecidos por los efectos de la gravedad y la corrosión y el vicio y la estupidez. Existen las soluciones y los problemas y ahora podemos pretender corroborar no solamente en base a las apariencias, y con la facilidad de los desarrollos con los que contamos. En presencia de absolutanmente todos y todos los cuerpos y todos los representantes para ser las veces de veedor que fue contratado por el estado, si es que fueran cosa sería al involucrarse conmigo y no mera mierda asesinadora de la paz. Y yo de por sí ya estoy hecho para la unica cosa que soy ver los problemas y querer actuar en consecuencia para convertir los problemas en soluciones. Pensando que estructuralmente todo debe ser contemplado y que el futuro es el trabajo o la correción de esas imperfecciones que tienen los retos y dinamismos de la vida, cada quien aportando competitivamente y haciendo posible el ciclo de trabajo, desarrollo, futuro. </text:p>
      <text:p text:style-name="P8"/>
      <text:p text:style-name="P8">De todas maneras para todos los de mi supuesta ex-patria que acabaron de salir de la nada. Hipocritamente pero con verdad si leyeran esto les digo: “ queridos compatriotas, tienen que aborrecer a quien yo aborrezco por que de lo contrario no piense en mi ningun ser en mi amistad” solo hay atrase y amarre y quedarse atrasando mirando con la la maldad/miedo/envidia ; y solo hay futuro y trabajo y capacidad. Y yo soy amigo de la belleza para mi maquillada por esas cosas.</text:p>
      <text:p text:style-name="P8"/>
      <text:p text:style-name="P8">Bienvenidos a mi blog. </text:p>
      <text:p text:style-name="P8"/>
      <text:p text:style-name="P8">Les cuento mi problema;: resulta que … estos nefastos miquitos saltorines, estos inmerecedores de la vida, cuanto más de la páz, el hp, aprende de las guevas y yo soy la unica gueva para esos malditos ese es mi problema. Que haber oido que todo el mundo es malo y no mi pais únicamente en lugar de tratar con hombría. La única respuesta es… <text:s/>hay cosas para las que sirvo y hay cosas para <text:s text:c="2"/>las que no como buscar trabajo. Aunque interrumpa y deba hacerlo de inmediato lo mismo digo, no soy escritor pero totalmente obstaculizado por doquier y sin salir de casa no solo es que me arruinaron el día con tanto maldito enfermo fracasado viendolo a uno sino que no se sabe cuando me van a matar. Pero para yo estar conforme necesito escuchar <text:s/>y ver la gente siendo feliz y es menester obligatorio que yo pueda desarrollarme y vivir mi carta de derechos y de deberes, y de participar de real competencia con compromiso que pido y que compruebe lo necesario bajo mi instrucción por el bien de todos, y no de unos rufianes o mejor dicho salvajes hambrientos de porquería. Y estoy seguro que intentan salvajadas, por ejemplo si leyeran esto “se compruebe” yo digo a traves de la noticia y de la observacion y ellos piensan en sacrificios pero son del demonio. Mis insultos duelen pero los de ellos de toda la vida no, y los mios de medio segundo si. Encima de todo se creen justicieros. </text:p>
      <text:p text:style-name="P8"/>
      <text:p text:style-name="P8">Escribo pero lo dejaré de hacer y lo hare cuando deba. </text:p>
      <text:p text:style-name="P8">Mi idea es trabajar y empezar mi vida</text:p>
      <text:p text:style-name="P8">No veo para que se va a perder el tiempo con quien yo no quiero tener nada que ver ni obligar a nadie a hacer nada que no quieren o para que tengo que inspirar a más gente a no sé a robar más. </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color="#999999" loext:opacity="100%" fo:font-size="28pt" officeooo:rsid="001c2302" officeooo:paragraph-rsid="001c2302" style:font-size-asian="28pt" style:font-size-complex="28pt"/>
    </style:style>
    <style:page-layout style:name="Mpm1">
      <style:page-layout-properties fo:page-width="8.5in" fo:page-height="11in" style:num-format="1" style:print-orientation="portrait" fo:margin-top="0.144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19</text:page-number></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5:08:53.249458818</meta:creation-date>
    <dc:date>2024-02-18T20:24:07.588337980</dc:date>
    <meta:editing-duration>PT4H55M</meta:editing-duration>
    <meta:editing-cycles>5</meta:editing-cycles>
    <meta:generator>LibreOffice/7.6.4.1$Linux_X86_64 LibreOffice_project/60$Build-1</meta:generator>
    <meta:document-statistic meta:table-count="0" meta:image-count="0" meta:object-count="0" meta:page-count="19" meta:paragraph-count="103" meta:word-count="12390" meta:character-count="67288" meta:non-whitespace-character-count="54910"/>
  </office:meta>
</office:document-meta>
</file>